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language="en" fo:country="US" officeooo:rsid="001cd999" officeooo:paragraph-rsid="001cd999"/>
    </style:style>
    <style:style style:name="P3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Heading_20_1">
      <style:paragraph-properties fo:text-align="justify" style:justify-single-word="false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7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>
        <style:tab-stops>
          <style:tab-stop style:position="15.794cm"/>
        </style:tab-stops>
      </style:paragraph-properties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0" style:family="paragraph" style:parent-style-name="Heading_20_3">
      <style:paragraph-properties fo:text-align="justify" style:justify-single-word="false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1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2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2c5006" style:font-style-asian="italic" style:font-style-complex="italic"/>
    </style:style>
    <style:style style:name="P15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2cbeb9" style:font-style-asian="italic" style:font-style-complex="italic"/>
    </style:style>
    <style:style style:name="P16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2e8cb6" style:font-style-asian="italic" style:font-style-complex="italic"/>
    </style:style>
    <style:style style:name="P17" style:family="paragraph" style:parent-style-name="Normal">
      <style:paragraph-properties fo:text-align="start" style:justify-single-word="false" style:writing-mode="lr-tb"/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P18" style:family="paragraph" style:parent-style-name="Normal">
      <style:paragraph-properties fo:text-align="start" style:justify-single-word="false" style:writing-mode="lr-tb"/>
      <style:text-properties fo:language="en" fo:country="US" style:text-underline-style="solid" style:text-underline-width="auto" style:text-underline-color="font-color"/>
    </style:style>
    <style:style style:name="P19" style:family="paragraph" style:parent-style-name="Normal">
      <style:paragraph-properties fo:text-align="start" style:justify-single-word="false" style:writing-mode="lr-tb"/>
      <style:text-properties fo:language="en" fo:country="US" style:text-underline-style="none"/>
    </style:style>
    <style:style style:name="P20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21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P22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none" style:font-style-asian="normal" style:font-style-complex="normal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/>
    </style:style>
    <style:style style:name="P2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paragraph-rsid="0021cadb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paragraph-rsid="002c5006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21ada4" style:font-style-asian="normal" style:font-style-complex="normal"/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23c848" style:font-style-asian="normal" style:font-style-complex="normal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32210e" style:font-size-asian="10pt" style:font-style-asian="normal" style:font-size-complex="10pt" style:font-style-complex="normal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weight="normal" officeooo:paragraph-rsid="001de199" style:font-size-asian="10pt" style:font-size-complex="10pt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language="en" fo:country="GB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Times New Roman1" fo:font-size="12pt" fo:language="en" fo:country="GB"/>
    </style:style>
    <style:style style:name="P36" style:family="paragraph" style:parent-style-name="Preformatted_20_Text">
      <style:text-properties fo:font-size="10pt" fo:language="en" fo:country="US"/>
    </style:style>
    <style:style style:name="P37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38" style:family="paragraph" style:parent-style-name="Normal">
      <style:paragraph-properties fo:text-align="start" style:justify-single-word="false" style:writing-mode="lr-tb"/>
      <style:text-properties fo:color="#000000" style:font-name="Times New Roman1" fo:font-size="12pt" fo:language="en" fo:country="GB" fo:font-style="italic" fo:font-weight="normal" officeooo:rsid="002cbeb9" style:font-style-asian="italic" style:font-style-complex="italic"/>
    </style:style>
    <style:style style:name="P39" style:family="paragraph" style:parent-style-name="Normal">
      <style:paragraph-properties fo:text-align="start" style:justify-single-word="false" style:writing-mode="lr-tb"/>
      <style:text-properties fo:color="#000000" style:font-name="Times New Roman1" fo:font-size="12pt" fo:language="en" fo:country="GB" fo:font-style="normal" fo:font-weight="normal" officeooo:rsid="002cbeb9" officeooo:paragraph-rsid="002cbeb9" style:font-style-asian="normal" style:font-style-complex="normal"/>
    </style:style>
    <style:style style:name="P40" style:family="paragraph" style:parent-style-name="Normal">
      <style:paragraph-properties fo:text-align="start" style:justify-single-word="false" style:writing-mode="lr-tb"/>
      <style:text-properties fo:language="en" fo:country="US" fo:font-style="normal" officeooo:rsid="002c5006" officeooo:paragraph-rsid="002c5006" style:font-style-asian="normal" style:font-style-complex="normal"/>
    </style:style>
    <style:style style:name="P41" style:family="paragraph" style:parent-style-name="Normal">
      <style:paragraph-properties fo:text-align="start" style:justify-single-word="false" style:writing-mode="lr-tb"/>
      <style:text-properties fo:language="en" fo:country="US" fo:font-style="normal" officeooo:rsid="002e8cb6" officeooo:paragraph-rsid="002e8cb6" style:font-style-asian="normal" style:font-style-complex="normal"/>
    </style:style>
    <style:style style:name="P42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weight="normal" officeooo:rsid="002c5006"/>
    </style:style>
    <style:style style:name="T3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4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5" style:family="text">
      <style:text-properties fo:color="#000000" style:font-name="Times New Roman1" fo:font-size="12pt" fo:language="en" fo:country="GB" fo:font-style="normal" fo:font-weight="normal" officeooo:rsid="002cbeb9" style:font-style-asian="normal" style:font-style-complex="normal"/>
    </style:style>
    <style:style style:name="T6" style:family="text">
      <style:text-properties fo:color="#000000" style:font-name="Times New Roman1" fo:font-size="12pt" fo:language="en" fo:country="GB" fo:font-style="normal" fo:font-weight="normal" officeooo:rsid="002e5446" style:font-style-asian="normal" style:font-style-complex="normal"/>
    </style:style>
    <style:style style:name="T7" style:family="text">
      <style:text-properties fo:color="#000000" style:font-name="Times New Roman1" fo:font-size="12pt" fo:language="en" fo:country="GB" fo:font-style="normal" fo:font-weight="normal" officeooo:rsid="002e8cb6" style:font-style-asian="normal" style:font-style-complex="normal"/>
    </style:style>
    <style:style style:name="T8" style:family="text">
      <style:text-properties fo:color="#000000" style:font-name="Times New Roman1" fo:font-size="12pt" fo:language="en" fo:country="GB" fo:font-style="normal" fo:font-weight="normal" officeooo:rsid="0032948f" style:font-style-asian="normal" style:font-style-complex="normal"/>
    </style:style>
    <style:style style:name="T9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10" style:family="text">
      <style:text-properties fo:color="#000000" style:font-name="Times New Roman1" fo:font-size="12pt" fo:font-style="italic" fo:font-weight="normal" style:font-style-asian="italic" style:font-style-complex="italic"/>
    </style:style>
    <style:style style:name="T11" style:family="text">
      <style:text-properties fo:color="#000000" fo:font-weight="normal"/>
    </style:style>
    <style:style style:name="T12" style:family="text">
      <style:text-properties fo:color="#000000" fo:font-style="italic" fo:font-weight="normal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1ada4" style:font-style-asian="italic" style:font-style-complex="italic"/>
    </style:style>
    <style:style style:name="T15" style:family="text">
      <style:text-properties fo:font-style="italic" officeooo:rsid="0021cadb" style:font-style-asian="italic" style:font-style-complex="italic"/>
    </style:style>
    <style:style style:name="T16" style:family="text">
      <style:text-properties fo:font-style="italic" officeooo:rsid="00277f00" style:font-style-asian="italic" style:font-style-complex="italic"/>
    </style:style>
    <style:style style:name="T17" style:family="text">
      <style:text-properties fo:font-style="italic" officeooo:rsid="002c5006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1cadb" style:font-style-asian="normal" style:font-style-complex="normal"/>
    </style:style>
    <style:style style:name="T20" style:family="text">
      <style:text-properties fo:font-style="normal" officeooo:rsid="00277f00" style:font-style-asian="normal" style:font-style-complex="normal"/>
    </style:style>
    <style:style style:name="T21" style:family="text">
      <style:text-properties fo:font-style="normal" officeooo:rsid="002c5006" style:font-style-asian="normal" style:font-style-complex="normal"/>
    </style:style>
    <style:style style:name="T22" style:family="text">
      <style:text-properties fo:font-style="normal" officeooo:rsid="002e8cb6" style:font-style-asian="normal" style:font-style-complex="normal"/>
    </style:style>
    <style:style style:name="T23" style:family="text">
      <style:text-properties fo:font-style="normal" officeooo:rsid="002ee821" style:font-style-asian="normal" style:font-style-complex="normal"/>
    </style:style>
    <style:style style:name="T24" style:family="text">
      <style:text-properties fo:font-style="normal" officeooo:rsid="002f51c3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c5006" style:font-weight-asian="normal" style:font-weight-complex="normal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023c848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name="Times New Roman1" fo:font-size="12pt"/>
    </style:style>
    <style:style style:name="T33" style:family="text">
      <style:text-properties style:font-name="Times New Roman1" fo:font-size="12pt" fo:font-style="italic" style:font-style-asian="italic" style:font-style-complex="italic"/>
    </style:style>
    <style:style style:name="T34" style:family="text">
      <style:text-properties style:font-name="Times New Roman1" fo:font-style="italic" officeooo:rsid="0021ada4" style:font-style-asian="italic" style:font-style-complex="italic"/>
    </style:style>
    <style:style style:name="T35" style:family="text">
      <style:text-properties style:font-name="Courier New1"/>
    </style:style>
    <style:style style:name="T36" style:family="text">
      <style:text-properties style:font-name="Courier New1" officeooo:rsid="0021ada4"/>
    </style:style>
    <style:style style:name="T37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T38" style:family="text">
      <style:text-properties officeooo:rsid="001ae49f"/>
    </style:style>
    <style:style style:name="T39" style:family="text">
      <style:text-properties officeooo:rsid="001cd999"/>
    </style:style>
    <style:style style:name="T40" style:family="text">
      <style:text-properties officeooo:rsid="001d6ab8"/>
    </style:style>
    <style:style style:name="T41" style:family="text">
      <style:text-properties officeooo:rsid="001de199"/>
    </style:style>
    <style:style style:name="T42" style:family="text">
      <style:text-properties officeooo:rsid="001edb4e"/>
    </style:style>
    <style:style style:name="T43" style:family="text">
      <style:text-properties officeooo:rsid="0021ada4"/>
    </style:style>
    <style:style style:name="T44" style:family="text">
      <style:text-properties officeooo:rsid="0021cadb"/>
    </style:style>
    <style:style style:name="T45" style:family="text">
      <style:text-properties officeooo:rsid="0024e5d9"/>
    </style:style>
    <style:style style:name="T46" style:family="text">
      <style:text-properties officeooo:rsid="0026225a"/>
    </style:style>
    <style:style style:name="T47" style:family="text">
      <style:text-properties officeooo:rsid="00267955"/>
    </style:style>
    <style:style style:name="T48" style:family="text">
      <style:text-properties style:font-name="Times New Roman" fo:font-size="12pt" fo:font-style="italic" officeooo:rsid="0026225a" style:font-size-asian="12pt" style:font-style-asian="italic" style:font-size-complex="12pt" style:font-style-complex="italic"/>
    </style:style>
    <style:style style:name="T49" style:family="text">
      <style:text-properties officeooo:rsid="0029ec54"/>
    </style:style>
    <style:style style:name="T50" style:family="text">
      <style:text-properties officeooo:rsid="002a2a40"/>
    </style:style>
    <style:style style:name="T51" style:family="text">
      <style:text-properties officeooo:rsid="002b924d"/>
    </style:style>
    <style:style style:name="T52" style:family="text">
      <style:text-properties officeooo:rsid="002c5006"/>
    </style:style>
    <style:style style:name="T53" style:family="text">
      <style:text-properties fo:language="en" fo:country="US" style:text-underline-style="none"/>
    </style:style>
    <style:style style:name="T54" style:family="text">
      <style:text-properties officeooo:rsid="002e8cb6"/>
    </style:style>
    <style:style style:name="T55" style:family="text">
      <style:text-properties officeooo:rsid="002f69ae"/>
    </style:style>
    <style:style style:name="T56" style:family="text">
      <style:text-properties officeooo:rsid="002f9df3"/>
    </style:style>
    <style:style style:name="T57" style:family="text">
      <style:text-properties officeooo:rsid="0031655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SEP #11<text:span text:style-name="T38">5</text:span>: ilib_build_jar</text:p>
        <text:p text:style-name="P7"/>
        <text:p text:style-name="P1"/>
        <text:p text:style-name="P1">Version: 1.<text:span text:style-name="T44">1</text:span></text:p>
        <text:p text:style-name="P1">Author: Simon Marchetto – Scilab Enterprises</text:p>
        <text:p text:style-name="P1">Scilab-Version: 5.5.0</text:p>
        <text:p text:style-name="P1">Created: <text:span text:style-name="T39">Nov 6</text:span> 2013</text:p>
        <text:p text:style-name="P2">Revision 1.0: initial version</text:p>
        <text:p text:style-name="P2">Revision 1.1: <text:span text:style-name="T55">support of several packages in a JAR</text:span></text:p>
        <text:p text:style-name="P6"/>
        <text:p text:style-name="P1"/>
        <text:p text:style-name="P8">Abstract</text:p>
        <text:p text:style-name="P3">The aim of this SEP is to describe the new function <text:span text:style-name="T13">ilib_build_jar</text:span> used to compile Scilab external modules (toolboxes) <text:s/>that contain Java sources.</text:p>
        <text:p text:style-name="P1"/>
        <text:p text:style-name="P8">Rationale</text:p>
        <text:p text:style-name="P8"><text:span text:style-name="T1">The purpose of </text:span><text:span text:style-name="T3">ilib_build_jar</text:span><text:span text:style-name="T1"> is similar as the command </text:span><text:span text:style-name="T3">ilib_build, </text:span><text:span text:style-name="T4">which </text:span><text:span text:style-name="T1">is used to create in Scilab shared libraries from C/C++ or Fortran sources. </text:span><text:span text:style-name="T3">ilib_build_jar</text:span><text:span text:style-name="T1"> allows to create J</text:span><text:span text:style-name="T2">AR </text:span><text:span text:style-name="T1">packages from a set of Java source files. </text:span></text:p>
        <text:p text:style-name="P4"><text:span text:style-name="T1">The goal behin</text:span><text:span text:style-name="T1">d</text:span><text:span text:style-name="T1"> </text:span><text:span text:style-name="T3">ilib_build_jar</text:span><text:span text:style-name="T1"> is</text:span><text:span text:style-name="T1"> that </text:span><text:span text:style-name="T1">for</text:span><text:span text:style-name="T1"> Scilab </text:span><text:span text:style-name="T1">to </text:span><text:span text:style-name="T1">be able </text:span><text:span text:style-name="T1">not only </text:span><text:span text:style-name="T1">to build tooboxes </text:span><text:span text:style-name="T1">containing C/C++ or Fortran code, but also </text:span><text:span text:style-name="T1">containing </text:span><text:span text:style-name="T1">Java code.</text:span></text:p>
        <text:p text:style-name="P12"><text:span text:style-name="T18">But </text:span><text:span text:style-name="T13">ilib_build_jar</text:span> works differently than <text:span text:style-name="T13">ilib_build</text:span>. The functions inside the Java packages are not accessed through gateway functions. There is no need to pass to <text:span text:style-name="T13">ilib_build_jar</text:span> a table which links the Scilab function names to the gateway functions.</text:p>
        <text:p text:style-name="P12">In the Java case, the Java packages <text:span text:style-name="T52">classes/objects</text:span> are accessed by using “Java from Scilab” API (also known as <text:span text:style-name="T18">JIMS</text:span>), particularly with the commands <text:span text:style-name="T13">javaclasspath</text:span> and <text:span text:style-name="T13">jimport</text:span>.</text:p>
        <text:p text:style-name="P38"/>
        <text:p text:style-name="P15"><text:span text:style-name="T7">Reminder: a</text:span><text:span text:style-name="T5"> JAR is an archive file (with the <text:s/>extension .jar) and contains one or several Java package</text:span><text:span text:style-name="T7">s</text:span><text:span text:style-name="T5">, </text:span><text:span text:style-name="T7">each o</text:span><text:span text:style-name="T8">f</text:span><text:span text:style-name="T7"> them </text:span><text:span text:style-name="T6">contain</text:span><text:span text:style-name="T7">s</text:span><text:span text:style-name="T6"> a set of classes that share the same purpose.</text:span></text:p>
        <text:p text:style-name="P39"/>
        <text:p text:style-name="P17"><text:span text:style-name="T21">Usually a JAR follows that convention</text:span><text:span text:style-name="T18">:</text:span></text:p>
        <text:p text:style-name="P14"><text:span text:style-name="T18">- the </text:span><text:span text:style-name="T21">JAR contains one package,</text:span></text:p>
        <text:p text:style-name="P14"><text:span text:style-name="T21">- </text:span><text:span text:style-name="T24">the </text:span><text:span text:style-name="T21">package </text:span><text:span text:style-name="T25">has a hierarchical naming pattern, something like </text:span><text:span text:style-name="T27">org.company.software.package, </text:span></text:p>
        <text:p text:style-name="P14"><text:span text:style-name="T18">- the package source files are organized in one directory tree which follow</text:span><text:span text:style-name="T21">s</text:span><text:span text:style-name="T18"> the package naming pattern </text:span><text:span text:style-name="T21">(</text:span><text:span text:style-name="T27">org/company/software/package</text:span><text:span text:style-name="T28">),</text:span></text:p>
        <text:p text:style-name="P12"><text:span text:style-name="T18">- each Java file has a location in the directory tree which correspond to the value of its </text:span><text:span text:style-name="T13">package</text:span><text:span text:style-name="T18"> declaration </text:span><text:span text:style-name="T21">in its source,</text:span></text:p>
        <text:p text:style-name="P12"><text:span text:style-name="T18">- </text:span><text:span text:style-name="T21">the JAR </text:span><text:span text:style-name="T18">contains a manifest file to describe itself (</text:span><text:span text:style-name="T13">MANIFEST.MF</text:span><text:span text:style-name="T18"> in </text:span><text:span text:style-name="T13">META-INF</text:span><text:span text:style-name="T18"> folder).</text:span></text:p>
        <text:p text:style-name="P12"><text:span text:style-name="T18">- etc... </text:span><text:span text:style-name="T18">(see the Java package </text:span><text:span text:style-name="T18">standard</text:span><text:span text:style-name="T18"> for fu</text:span><text:span text:style-name="T18">r</text:span><text:span text:style-name="T18">ther details).</text:span></text:p>
        <text:p text:style-name="P12"/>
        <text:p text:style-name="P14"><text:span text:style-name="T21">But </text:span><text:span text:style-name="T52">ilib_build_jar </text:span><text:span text:style-name="T21">allows also to archive different packages in the same JAR. </text:span></text:p>
        <text:p text:style-name="P40"/>
        <text:p text:style-name="P16"><text:span text:style-name="T22">The </text:span><text:span text:style-name="T23">only </text:span><text:span text:style-name="T22">requirements of </text:span><text:span text:style-name="T54">ilib_build_jar</text:span><text:span text:style-name="T22"> are the following: </text:span></text:p>
        <text:p text:style-name="P41">- one package declaration at least is needed</text:p>
        <text:p text:style-name="P16"><text:span text:style-name="T22">- the classes should belong to the package</text:span><text:span text:style-name="T21">s which </text:span><text:span text:style-name="T22">have be</text:span><text:span text:style-name="T23">e</text:span><text:span text:style-name="T22">n</text:span><text:span text:style-name="T21"> declared, if not, they won't be included in the JAR.</text:span></text:p>
        <text:p text:style-name="P16"><text:soft-page-break/><text:span text:style-name="T22">- The classes </text:span><text:span text:style-name="T23">of a package </text:span><text:span text:style-name="T22">shoud compile all together, of course </text:span><text:span text:style-name="T23">(if we leave aside the dependencies).</text:span></text:p>
        <text:p text:style-name="P20"/>
        <text:p text:style-name="P12">About the manifest file, it can be given as argument to <text:span text:style-name="T13">ilib_build_jar, </text:span><text:span text:style-name="T18">or not, in that case, the <text:s/></text:span><text:span text:style-name="T13">META-INF</text:span><text:span text:style-name="T18"> folder (and its child file </text:span><text:span text:style-name="T13">MANIFEST.MF</text:span><text:span text:style-name="T18">) are searched from the common root path of all source files/directories.</text:span></text:p>
        <text:p text:style-name="P12"/>
        <text:p text:style-name="P12"><text:span text:style-name="T31">About the specific case of </text:span><text:span text:style-name="T31">a </text:span><text:span text:style-name="T31">Java toolbox, usually:</text:span> </text:p>
        <text:p text:style-name="P12">- a script <text:span text:style-name="T13">builder_java.sce (</text:span><text:span text:style-name="T18">in </text:span><text:span text:style-name="T13">src/java </text:span><text:span text:style-name="T18">toolbox directory</text:span><text:span text:style-name="T13">)</text:span> will be automatically called by the toolbox build main script (<text:span text:style-name="T13">builder.sce</text:span>). </text:p>
        <text:p text:style-name="P12"><text:span text:style-name="T18">- t</text:span><text:span text:style-name="T18">he script </text:span><text:span text:style-name="T13">builder_java.sce</text:span><text:span text:style-name="T18"> will use</text:span><text:span text:style-name="T13"> </text:span><text:span text:style-name="T13">ilib_build_jar </text:span><text:span text:style-name="T18">on each source sub-directory of </text:span><text:span text:style-name="T13">src/java</text:span><text:span text:style-name="T18">, each</text:span><text:span text:style-name="T13"> </text:span><text:span text:style-name="T18">sub</text:span><text:span text:style-name="T18">-</text:span><text:span text:style-name="T18">directory corresponding to a package </text:span><text:span text:style-name="T18">to generate</text:span></text:p>
        <text:p text:style-name="P12"><text:span text:style-name="T18">- and each </text:span>JAR archive may be generated in the <text:span text:style-name="T13">jar</text:span> toolbox directory.</text:p>
        <text:p text:style-name="P12"/>
        <text:p text:style-name="P12"><text:span text:style-name="T18">I</text:span>nternally <text:span text:style-name="T13">ilib_build_jar</text:span> relies on the JIMS <text:span text:style-name="T13">jcompile</text:span> command for the compilation. A Java 6 compiler is required. The Eclipse Java Compiler or JDK compiler may be used, depending on the Scilab configuration. <text:line-break/>To create the JAR, the new command <text:span text:style-name="T13">jcreatejar</text:span> is used (see SEP #114).</text:p>
        <text:p text:style-name="P12"/>
        <text:p text:style-name="P18">Compared to <text:span text:style-name="T13">ilib_build</text:span>, <text:span text:style-name="T13">ilib_build_jar</text:span> has some limitations (at least in this version):</text:p>
        <text:p text:style-name="P12">- it does not generate neither library load script, such as the <text:span text:style-name="T13">loader.sce</text:span> script generated for C/C++ or Fortran libraries, nor library clean script (<text:span text:style-name="T13">cleaner.sce</text:span>).</text:p>
        <text:p text:style-name="P12">Once it is built, a Java package has to be declared manually with <text:span text:style-name="T13">javaclasspath. <text:line-break/></text:span><text:span text:style-name="T18">The user is also responsible for import</text:span><text:span text:style-name="T18">ing </text:span><text:span text:style-name="T18">(</text:span><text:span text:style-name="T18">from that package</text:span><text:span text:style-name="T18">)</text:span><text:span text:style-name="T18"> the class</text:span><text:span text:style-name="T18">es</text:span><text:span text:style-name="T18"> he wants </text:span><text:span text:style-name="T18">to use </text:span><text:span text:style-name="T18">with </text:span><text:span text:style-name="T13">jimport. </text:span><text:span text:style-name="T13"><text:s/></text:span></text:p>
        <text:p text:style-name="P13"/>
        <text:p text:style-name="P12"><text:span text:style-name="T13">- ilib_build_jar </text:span>relies on <text:span text:style-name="T13">jcompile, </text:span>as this command has no parameter to set the compiler flags, it not possible to set the compilation options in <text:span text:style-name="T13">ilib_build_jar</text:span>.</text:p>
        <text:p text:style-name="P20"/>
        <text:p text:style-name="P21">Remarks:</text:p>
        <text:p text:style-name="P19"><text:span text:style-name="T18">- </text:span><text:span text:style-name="T13">ilib_build_jar</text:span><text:span text:style-name="T18"> needs Java, so it cannot be used in </text:span><text:span text:style-name="T13">nwni</text:span><text:span text:style-name="T18"> mode, an error is returned i</text:span><text:span text:style-name="T18">n that case</text:span><text:span text:style-name="T18">.</text:span></text:p>
        <text:p text:style-name="P19"><text:span text:style-name="T18">- </text:span><text:span text:style-name="T13">ilib_verbose</text:span><text:span text:style-name="T18"> appli</text:span><text:span text:style-name="T18">es </text:span><text:span text:style-name="T18">also for </text:span><text:span text:style-name="T13">ilib_build_jar</text:span><text:span text:style-name="T18">. </text:span><text:span text:style-name="T18">In verbose mode, compilation errors are returned, the Java </text:span><text:span text:style-name="T18">source files and manifest </text:span><text:span text:style-name="T18">files are listed, etc...</text:span></text:p>
        <text:p text:style-name="P22">- if it already exists, the destination JAR file is overwritten.</text:p>
        <text:p text:style-name="P12"/>
        <text:p text:style-name="P12"/>
        <text:p text:style-name="P11">Calling Sequence</text:p>
        <text:p text:style-name="P23"/>
        <text:p text:style-name="P33">ilib_build_jar(jarFilePath, <text:span text:style-name="T51">packageNames, </text:span><text:span text:style-name="T46">source</text:span>Paths[, <text:span text:style-name="T47">class</text:span><text:span text:style-name="T40">Paths</text:span><text:span text:style-name="T41">[, </text:span>manifestFilePath]<text:span text:style-name="T42">]</text:span>)</text:p>
        <text:p text:style-name="P23"/>
        <text:p text:style-name="P23">Where:</text:p>
        <text:p text:style-name="P23">- <text:span text:style-name="T13">jarFilePath</text:span> (string): is the Java package (JAR) destination file path.</text:p>
        <text:p text:style-name="P25">- <text:span text:style-name="T17">packageNames</text:span><text:span text:style-name="T52"> </text:span>(<text:span text:style-name="T53">string matrix</text:span>): <text:span text:style-name="T52">contains the name of packages that will be included in the JAR.</text:span></text:p>
        <text:p text:style-name="P19">- <text:span text:style-name="T48">sourcePaths</text:span> (string matrix): <text:span text:style-name="T49">defines </text:span>the <text:span text:style-name="T56">source </text:span>director<text:span text:style-name="T56">y paths</text:span> <text:span text:style-name="T56">of each package.</text:span><text:span text:style-name="T49"> </text:span><text:span text:style-name="T50">Al</text:span><text:span text:style-name="T49">l </text:span><text:span text:style-name="T56">the classes </text:span><text:span text:style-name="T57">recursively </text:span><text:span text:style-name="T56">found in each of the directory </text:span><text:span text:style-name="T57">paths</text:span><text:span text:style-name="T49"> will be compiled before </text:span><text:span text:style-name="T50">being archived in the JAR. </text:span></text:p>
        <text:p text:style-name="P24"><text:span text:style-name="T44">- </text:span><text:span text:style-name="T16">class</text:span><text:span text:style-name="T15">Paths</text:span><text:span text:style-name="T44"> (row/column string matrix): </text:span><text:span text:style-name="T49">defines</text:span><text:span text:style-name="T44"> the paths to dependencies needed to build. </text:span><text:span text:style-name="T45">T</text:span><text:span text:style-name="T44">heses paths are added to the Java </text:span><text:span text:style-name="T15">classpath</text:span><text:span text:style-name="T19"> </text:span><text:span text:style-name="T20">before building</text:span><text:span text:style-name="T44">. </text:span><text:span text:style-name="T45">So i</text:span><text:span text:style-name="T44">t can be paths to thirdparty JAR packages or paths to directories containg Java compiled classes.</text:span></text:p>
        <text:p text:style-name="P35"><text:span text:style-name="T11">- </text:span><text:span text:style-name="T12">manifestFilePath</text:span><text:span text:style-name="T11"> (string, optional): is the file path of the manifest data to include in JAR.</text:span></text:p>
        <text:p text:style-name="P9"><text:soft-page-break/><text:line-break/>Example Usage</text:p>
        <text:p text:style-name="P36"/>
        <text:p text:style-name="P28">- A common case is to create a Java toolbox.</text:p>
        <text:p text:style-name="P28"><text:line-break/>Let's say we have a toolbox (located in <text:span text:style-name="T13">toolboxdir</text:span>), and in the <text:span text:style-name="T13">src/java</text:span> directory of that toolbox, a package <text:span text:style-name="T13">mypackage</text:span> to build (official package name is <text:span text:style-name="T13">org.company.software.mypackage</text:span>):</text:p>
        <text:p text:style-name="P32"/>
        <text:p text:style-name="P29"><text:span text:style-name="T30">M</text:span><text:span text:style-name="T29">yPackage</text:span></text:p>
        <text:p text:style-name="P29"><text:span text:style-name="T29"><text:s text:c="4"/></text:span><text:span text:style-name="T37">└</text:span><text:span text:style-name="T29"> org </text:span></text:p>
        <text:p text:style-name="P29"><text:span text:style-name="T29"><text:tab/> <text:s text:c="3"/></text:span><text:span text:style-name="T37">└</text:span><text:span text:style-name="T26"><text:tab/></text:span><text:span text:style-name="T29">company</text:span></text:p>
        <text:p text:style-name="P29"><text:span text:style-name="T29"><text:tab/><text:tab/> <text:s text:c="3"/></text:span><text:span text:style-name="T37">└</text:span><text:span text:style-name="T26"> </text:span><text:span text:style-name="T29">software</text:span></text:p>
        <text:p text:style-name="P29"><text:span text:style-name="T29"><text:tab/><text:tab/><text:tab/> <text:s text:c="3"/></text:span><text:span text:style-name="T37">└</text:span><text:span text:style-name="T26"> </text:span><text:span text:style-name="T29">mypackage<text:tab/></text:span></text:p>
        <text:p text:style-name="P32"><text:tab/><text:tab/><text:tab/><text:tab/> <text:s text:c="3"/><text:span text:style-name="T37">└</text:span><text:span text:style-name="T26"> </text:span>META-INF</text:p>
        <text:p text:style-name="P32"><text:s text:c="10"/><text:tab/><text:tab/><text:tab/><text:span text:style-name="T26"><text:tab/><text:tab/></text:span>MANIFEST.MF</text:p>
        <text:p text:style-name="P32"><text:tab/><text:tab/><text:tab/><text:tab/><text:tab/>MyClass1.java</text:p>
        <text:p text:style-name="P32"><text:tab/><text:tab/><text:tab/><text:tab/><text:tab/>MyClass2.java</text:p>
        <text:p text:style-name="P32"><text:tab/><text:tab/><text:tab/><text:tab/> <text:s text:c="3"/><text:span text:style-name="T37">└</text:span><text:span text:style-name="T26"> </text:span>Folder</text:p>
        <text:p text:style-name="P32"><text:tab/><text:tab/><text:tab/><text:tab/><text:tab/><text:tab/>MyClass3.java</text:p>
        <text:p text:style-name="P32"/>
        <text:p text:style-name="P27"><text:span text:style-name="T43">The manifest is already defined in the standard file </text:span><text:span text:style-name="T14">MANIFEST.INF</text:span><text:span text:style-name="T43"> in </text:span><text:span text:style-name="T14">META-INF</text:span><text:span text:style-name="T43"> folder. <text:s/><text:line-break/>To build, this package depends on the package </text:span><text:span text:style-name="T14">thirdparty.jar</text:span><text:span text:style-name="T43"> (in the </text:span><text:span text:style-name="T14">jar</text:span><text:span text:style-name="T43"> directory). </text:span></text:p>
        <text:p text:style-name="P10">The command:</text:p>
        <text:p text:style-name="P31">--&gt;ilib_build_jar(<text:span text:style-name="T43">toolbox_dir</text:span><text:span text:style-name="T36"> + </text:span><text:span text:style-name="T43">"jar</text:span><text:span text:style-name="T35">/org.company.software.mypackage.jar</text:span>"<text:span text:style-name="T33"> </text:span>, <text:span text:style-name="T43">"</text:span>org.company.software.mypackage<text:span text:style-name="T43">", </text:span>toolboxdir + "src/java/MyPackage", <text:s/><text:span text:style-name="T43">toolbox_dir</text:span><text:span text:style-name="T36"> + </text:span><text:span text:style-name="T43">"/jar/</text:span><text:span text:style-name="T36">thirdparty</text:span><text:span text:style-name="T34"> </text:span><text:span text:style-name="T43">.jar”)</text:span></text:p>
        <text:p text:style-name="P30"/>
        <text:p text:style-name="P34"><text:span text:style-name="T9">builds</text:span><text:span text:style-name="T9"> </text:span><text:span text:style-name="T9">the package </text:span><text:span text:style-name="T10">org.company.software.mypackage </text:span><text:span text:style-name="T9">in the toolbox </text:span><text:span text:style-name="T10">jar</text:span><text:span text:style-name="T9"> directory:</text:span></text:p>
        <text:p text:style-name="P26"/>
        <text:p text:style-name="P29"><text:span text:style-name="T35">org.company.software.mypackage.</text:span><text:span text:style-name="T35">jar</text:span></text:p>
        <text:p text:style-name="P29"><text:span text:style-name="T29"><text:s text:c="4"/></text:span><text:span text:style-name="T37">└</text:span><text:span text:style-name="T29"> org</text:span></text:p>
        <text:p text:style-name="P29"><text:span text:style-name="T29"><text:tab/> <text:s text:c="3"/></text:span><text:span text:style-name="T37">└</text:span><text:span text:style-name="T26"><text:tab/></text:span><text:span text:style-name="T29">company</text:span></text:p>
        <text:p text:style-name="P29"><text:span text:style-name="T29"><text:tab/><text:tab/> <text:s text:c="3"/></text:span><text:span text:style-name="T37">└</text:span><text:span text:style-name="T26"> </text:span><text:span text:style-name="T29">software</text:span></text:p>
        <text:p text:style-name="P29"><text:span text:style-name="T29"><text:tab/><text:tab/><text:tab/> <text:s text:c="3"/></text:span><text:span text:style-name="T37">└</text:span><text:span text:style-name="T26"> </text:span><text:span text:style-name="T29">mypackage<text:tab/></text:span></text:p>
        <text:p text:style-name="P32"><text:tab/><text:tab/><text:tab/><text:tab/> <text:s text:c="3"/><text:span text:style-name="T37">└</text:span><text:span text:style-name="T26"> </text:span>META-INF</text:p>
        <text:p text:style-name="P32"><text:s text:c="10"/><text:tab/><text:tab/><text:tab/><text:span text:style-name="T26"><text:tab/><text:tab/></text:span>MANIFEST.MF</text:p>
        <text:p text:style-name="P32"><text:tab/><text:tab/><text:tab/><text:tab/><text:tab/>MyClass1.class</text:p>
        <text:p text:style-name="P32"><text:tab/><text:tab/><text:tab/><text:tab/><text:tab/>MyClass2.class</text:p>
        <text:p text:style-name="P32"><text:tab/><text:tab/><text:tab/><text:tab/> <text:s text:c="3"/><text:span text:style-name="T37">└</text:span><text:span text:style-name="T26"> </text:span>Folder</text:p>
        <text:p text:style-name="P32"><text:span text:style-name="T32"><text:tab/><text:tab/><text:tab/><text:tab/><text:tab/><text:tab/></text:span><text:span text:style-name="T35">MyClass</text:span><text:span text:style-name="T35">3</text:span><text:span text:style-name="T35">.</text:span><text:span text:style-name="T35">class</text:span></text:p>
        <text:p text:style-name="P8">Changelog</text:p>
        <text:list xml:id="list35638582" text:style-name="L1">
          <text:list-item>
            <text:p text:style-name="P37">– Initial Revision</text:p>
          </text:list-item>
        </text:list>
        <text:p text:style-name="P8">Copyright</text:p>
        <text:p text:style-name="P4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Pierre MARECHAL</meta:initial-creator>
    <meta:creation-date>2008-07-09T13:39:08</meta:creation-date>
    <dc:date>2013-11-08T16:34:23.39</dc:date>
    <meta:editing-duration>PT12H33M22S</meta:editing-duration>
    <meta:editing-cycles>113</meta:editing-cycles>
    <meta:document-statistic meta:table-count="0" meta:image-count="0" meta:object-count="0" meta:page-count="3" meta:paragraph-count="82" meta:word-count="926" meta:character-count="6170" meta:non-whitespace-character-count="5166"/>
  </office:meta>
</office:document-meta>
</file>